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JetBrains Mono" svg:font-family="'JetBrains Mono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1fd24" officeooo:paragraph-rsid="0001fd24"/>
    </style:style>
    <style:style style:name="P2" style:family="paragraph" style:parent-style-name="Standard">
      <style:paragraph-properties fo:text-align="center" style:justify-single-word="false"/>
      <style:text-properties fo:font-size="18pt" officeooo:rsid="0001fd24" officeooo:paragraph-rsid="0001fd24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0pt" officeooo:rsid="0001fd24" officeooo:paragraph-rsid="0001fd24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officeooo:rsid="0001fd24" officeooo:paragraph-rsid="00044ee5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fo:font-style="italic" fo:font-weight="bold" officeooo:rsid="0001fd24" officeooo:paragraph-rsid="0001fd24" style:font-size-asian="10pt" style:font-style-asian="italic" style:font-weight-asian="bold" style:font-size-complex="10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0pt" fo:font-weight="normal" officeooo:rsid="00086a20" officeooo:paragraph-rsid="00086a20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pt" fo:font-weight="normal" officeooo:rsid="0009f24f" officeooo:paragraph-rsid="0009f24f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pt" fo:font-weight="normal" officeooo:rsid="000b5f21" officeooo:paragraph-rsid="000b5f21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c3e" officeooo:paragraph-rsid="0007ee07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2pt" fo:font-weight="bold" officeooo:rsid="0001fd24" officeooo:paragraph-rsid="0001fd24" fo:background-color="#d4ea6b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2pt" officeooo:paragraph-rsid="00044ee5" style:font-size-asian="12pt" style:font-size-complex="12pt"/>
    </style:style>
    <style:style style:name="P12" style:family="paragraph" style:parent-style-name="Standard">
      <style:paragraph-properties fo:text-align="end" style:justify-single-word="false"/>
      <style:text-properties fo:font-size="6pt" officeooo:rsid="0001fd24" officeooo:paragraph-rsid="0001fd24" style:font-size-asian="6pt" style:font-size-complex="6pt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0pt" fo:font-style="italic" fo:font-weight="normal" officeooo:paragraph-rsid="00044ee5" style:font-size-asian="10pt" style:font-style-asian="italic" style:font-weight-asian="normal" style:font-size-complex="10pt" style:font-style-complex="italic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0pt" fo:font-style="italic" fo:font-weight="bold" officeooo:rsid="0002d65c" officeooo:paragraph-rsid="00044ee5" style:font-size-asian="10pt" style:font-style-asian="italic" style:font-weight-asian="bold" style:font-size-complex="10pt" style:font-style-complex="italic" style:font-weight-complex="bold"/>
    </style:style>
    <style:style style:name="P15" style:family="paragraph" style:parent-style-name="Standard" style:list-style-name="L4">
      <style:paragraph-properties fo:text-align="start" style:justify-single-word="false"/>
      <style:text-properties fo:font-size="10pt" fo:font-style="italic" fo:font-weight="bold" officeooo:rsid="0002d65c" officeooo:paragraph-rsid="00044ee5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Standard" style:list-style-name="L4">
      <style:paragraph-properties fo:text-align="start" style:justify-single-word="false"/>
      <style:text-properties fo:font-size="10pt" fo:font-style="italic" fo:font-weight="bold" officeooo:rsid="0003e908" officeooo:paragraph-rsid="00044ee5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0pt" fo:font-style="italic" fo:font-weight="bold" officeooo:rsid="00057c3e" officeooo:paragraph-rsid="000b8fdb" fo:background-color="#ffff00" style:font-size-asian="8.75pt" style:font-style-asian="italic" style:font-weight-asian="bold" style:font-size-complex="10pt" style:font-style-complex="italic" style:font-weight-complex="bold"/>
    </style:style>
    <style:style style:name="P18" style:family="paragraph" style:parent-style-name="Standard" style:list-style-name="L14">
      <style:paragraph-properties fo:text-align="start" style:justify-single-word="false"/>
      <style:text-properties fo:font-size="10pt" fo:font-style="italic" fo:font-weight="bold" officeooo:rsid="000b8fdb" officeooo:paragraph-rsid="000b8fdb" style:font-size-asian="8.75pt" style:font-style-asian="italic" style:font-weight-asian="bold" style:font-size-complex="10pt" style:font-style-complex="italic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0pt" officeooo:paragraph-rsid="00044ee5" style:font-size-asian="10pt" style:font-size-complex="10pt"/>
    </style:style>
    <style:style style:name="P20" style:family="paragraph" style:parent-style-name="Standard" style:list-style-name="L4">
      <style:paragraph-properties fo:text-align="start" style:justify-single-word="false"/>
      <style:text-properties fo:font-size="10pt" officeooo:paragraph-rsid="00044ee5" style:font-size-asian="10pt" style:font-size-complex="10pt"/>
    </style:style>
    <style:style style:name="P21" style:family="paragraph" style:parent-style-name="Standard" style:list-style-name="L6">
      <style:paragraph-properties fo:text-align="start" style:justify-single-word="false"/>
      <style:text-properties fo:font-size="10pt" officeooo:paragraph-rsid="00044ee5" style:font-size-asian="10pt" style:font-size-complex="10pt"/>
    </style:style>
    <style:style style:name="P22" style:family="paragraph" style:parent-style-name="Standard" style:list-style-name="L2">
      <style:paragraph-properties fo:text-align="start" style:justify-single-word="false"/>
      <style:text-properties fo:font-size="10pt" officeooo:rsid="0001fd24" officeooo:paragraph-rsid="00044ee5" style:font-size-asian="10pt" style:font-size-complex="10pt"/>
    </style:style>
    <style:style style:name="P23" style:family="paragraph" style:parent-style-name="Standard" style:list-style-name="L5">
      <style:paragraph-properties fo:text-align="start" style:justify-single-word="false"/>
      <style:text-properties fo:font-size="10pt" officeooo:rsid="0001fd24" officeooo:paragraph-rsid="00044ee5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fo:font-size="10pt" officeooo:rsid="0001fd24" officeooo:paragraph-rsid="000b8fdb" style:font-size-asian="10pt" style:font-size-complex="10pt"/>
    </style:style>
    <style:style style:name="P25" style:family="paragraph" style:parent-style-name="Standard" style:list-style-name="L4">
      <style:paragraph-properties fo:text-align="start" style:justify-single-word="false"/>
      <style:text-properties fo:font-size="10pt" officeooo:rsid="0002d65c" officeooo:paragraph-rsid="00044ee5" style:font-size-asian="10pt" style:font-size-complex="10pt"/>
    </style:style>
    <style:style style:name="P26" style:family="paragraph" style:parent-style-name="Standard" style:list-style-name="L4">
      <style:paragraph-properties fo:text-align="start" style:justify-single-word="false"/>
      <style:text-properties fo:font-size="10pt" officeooo:rsid="0002d65c" officeooo:paragraph-rsid="00044ee5" fo:background-color="#eeeeee" style:font-size-asian="10pt" style:font-size-complex="10pt"/>
    </style:style>
    <style:style style:name="P27" style:family="paragraph" style:parent-style-name="Standard" style:list-style-name="L6">
      <style:paragraph-properties fo:text-align="start" style:justify-single-word="false"/>
      <style:text-properties fo:font-size="10pt" officeooo:rsid="0002d65c" officeooo:paragraph-rsid="00044ee5" fo:background-color="#eeeeee" style:font-size-asian="10pt" style:font-size-complex="10pt"/>
    </style:style>
    <style:style style:name="P28" style:family="paragraph" style:parent-style-name="Standard" style:list-style-name="L6">
      <style:paragraph-properties fo:text-align="start" style:justify-single-word="false"/>
      <style:text-properties fo:font-size="10pt" fo:font-style="normal" fo:font-weight="normal" officeooo:rsid="0003e908" officeooo:paragraph-rsid="00044ee5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0pt" fo:font-style="normal" fo:font-weight="normal" officeooo:rsid="000ba5ce" officeooo:paragraph-rsid="000ba5ce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 style:list-style-name="L7">
      <style:paragraph-properties fo:text-align="start" style:justify-single-word="false"/>
      <style:text-properties fo:font-size="10pt" fo:font-weight="normal" officeooo:rsid="0006446a" officeooo:paragraph-rsid="000b8fdb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0pt" fo:font-weight="normal" officeooo:rsid="00057c3e" officeooo:paragraph-rsid="000b8fdb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0pt" fo:font-weight="normal" officeooo:rsid="0009f24f" officeooo:paragraph-rsid="000ba5ce" style:font-size-asian="8.75pt" style:font-weight-asian="normal" style:font-size-complex="10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0pt" fo:font-weight="normal" officeooo:rsid="000b5f21" officeooo:paragraph-rsid="000b5f21" style:font-size-asian="8.75pt" style:font-weight-asian="normal" style:font-size-complex="10pt" style:font-weight-complex="normal"/>
    </style:style>
    <style:style style:name="P34" style:family="paragraph" style:parent-style-name="Standard" style:list-style-name="L13">
      <style:paragraph-properties fo:text-align="start" style:justify-single-word="false"/>
      <style:text-properties fo:font-size="10pt" fo:font-weight="normal" officeooo:rsid="000b5f21" officeooo:paragraph-rsid="000b8fdb" style:font-size-asian="8.75pt" style:font-weight-asian="normal" style:font-size-complex="10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0pt" fo:font-weight="normal" officeooo:rsid="00057c3e" officeooo:paragraph-rsid="000b8fdb" style:font-size-asian="8.75pt" style:font-weight-asian="normal" style:font-size-complex="10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0pt" fo:font-weight="normal" officeooo:rsid="000b8fdb" officeooo:paragraph-rsid="000b8fdb" style:font-size-asian="8.75pt" style:font-weight-asian="normal" style:font-size-complex="10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0pt" fo:font-weight="bold" officeooo:rsid="00057c3e" officeooo:paragraph-rsid="000b8fdb" style:font-size-asian="10pt" style:font-weight-asian="bold" style:font-size-complex="10pt" style:font-weight-complex="bold"/>
    </style:style>
    <style:style style:name="P38" style:family="paragraph" style:parent-style-name="Standard" style:list-style-name="L14">
      <style:paragraph-properties fo:text-align="start" style:justify-single-word="false"/>
      <style:text-properties fo:font-size="10pt" fo:font-weight="bold" officeooo:rsid="000b8fdb" officeooo:paragraph-rsid="000b8fdb" style:font-size-asian="8.75pt" style:font-weight-asian="bold" style:font-size-complex="10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0pt" fo:font-weight="bold" officeooo:rsid="000b8fdb" officeooo:paragraph-rsid="000b8fdb" style:font-size-asian="8.75pt" style:font-weight-asian="bold" style:font-size-complex="10pt" style:font-weight-complex="bold"/>
    </style:style>
    <style:style style:name="P40" style:family="paragraph" style:parent-style-name="Standard" style:list-style-name="L12">
      <style:paragraph-properties fo:text-align="start" style:justify-single-word="false"/>
      <style:text-properties officeooo:paragraph-rsid="000b8fdb"/>
    </style:style>
    <style:style style:name="P41" style:family="paragraph" style:parent-style-name="Standard" style:list-style-name="L13">
      <style:paragraph-properties fo:text-align="start" style:justify-single-word="false"/>
      <style:text-properties officeooo:paragraph-rsid="000b8fdb"/>
    </style:style>
    <style:style style:name="P42" style:family="paragraph" style:parent-style-name="Standard" style:list-style-name="L6">
      <style:paragraph-properties fo:text-align="start" style:justify-single-word="false"/>
      <style:text-properties officeooo:paragraph-rsid="00044ee5"/>
    </style:style>
    <style:style style:name="P43" style:family="paragraph" style:parent-style-name="Standard" style:list-style-name="L16">
      <style:paragraph-properties fo:text-align="start" style:justify-single-word="false"/>
      <style:text-properties officeooo:paragraph-rsid="000bfe3d"/>
    </style:style>
    <style:style style:name="P44" style:family="paragraph" style:parent-style-name="Standard" style:list-style-name="L7">
      <style:paragraph-properties fo:text-align="start" style:justify-single-word="false"/>
      <style:text-properties officeooo:rsid="0006446a" officeooo:paragraph-rsid="000b8fdb"/>
    </style:style>
    <style:style style:name="P45" style:family="paragraph" style:parent-style-name="Standard" style:list-style-name="L11">
      <style:paragraph-properties fo:text-align="start" style:justify-single-word="false"/>
      <style:text-properties fo:font-style="normal" officeooo:paragraph-rsid="000b8fdb" style:font-style-asian="normal" style:font-style-complex="normal"/>
    </style:style>
    <style:style style:name="P46" style:family="paragraph" style:parent-style-name="Standard" style:list-style-name="L12">
      <style:paragraph-properties fo:text-align="start" style:justify-single-word="false"/>
      <style:text-properties fo:font-style="normal" officeooo:rsid="0007ee07" officeooo:paragraph-rsid="000b8fdb" style:font-style-asian="normal" style:font-style-complex="normal"/>
    </style:style>
    <style:style style:name="P47" style:family="paragraph" style:parent-style-name="Standard">
      <style:paragraph-properties fo:text-align="start" style:justify-single-word="false"/>
      <style:text-properties fo:font-style="normal" officeooo:rsid="0007ee07" officeooo:paragraph-rsid="000b8fdb" style:font-style-asian="normal" style:font-style-complex="normal"/>
    </style:style>
    <style:style style:name="P48" style:family="paragraph" style:parent-style-name="Standard" style:list-style-name="L15">
      <style:paragraph-properties fo:text-align="start" style:justify-single-word="false"/>
      <style:text-properties fo:font-style="italic" fo:font-weight="bold" officeooo:paragraph-rsid="000b8fdb" style:font-style-asian="italic" style:font-weight-asian="bold" style:font-style-complex="italic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tyle="italic" fo:font-weight="normal" officeooo:paragraph-rsid="000b8fdb" style:font-style-asian="italic" style:font-weight-asian="normal" style:font-style-complex="italic" style:font-weight-complex="normal"/>
    </style:style>
    <style:style style:name="P50" style:family="paragraph" style:parent-style-name="Standard">
      <style:paragraph-properties fo:text-align="center" style:justify-single-word="false"/>
      <style:text-properties fo:font-weight="bold" officeooo:paragraph-rsid="000b8fdb" style:font-weight-asian="bold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size="11pt" fo:font-weight="bold" officeooo:rsid="0001fd24" officeooo:paragraph-rsid="00044ee5" fo:background-color="#ffff00" style:font-size-asian="11pt" style:font-weight-asian="bold" style:font-size-complex="11pt" style:font-weight-complex="bold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font-weight="normal" officeooo:rsid="0006446a" officeooo:paragraph-rsid="000b8fdb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font-weight="normal" officeooo:rsid="00057c3e" officeooo:paragraph-rsid="000b8fdb" style:font-size-asian="8.75pt" style:font-weight-asian="normal" style:font-size-complex="10pt" style:font-weight-complex="normal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b8fdb"/>
    </style:style>
    <style:style style:name="P55" style:family="paragraph" style:parent-style-name="Standard">
      <style:paragraph-properties fo:text-align="center" style:justify-single-word="false" fo:break-before="page"/>
      <style:text-properties officeooo:paragraph-rsid="0007ee07"/>
    </style:style>
    <style:style style:name="P5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0pt" fo:font-style="italic" fo:font-weight="bold" officeooo:rsid="00057c3e" officeooo:paragraph-rsid="000b8fdb" fo:background-color="#ffff00" style:font-size-asian="8.75pt" style:font-style-asian="italic" style:font-weight-asian="bold" style:font-size-complex="10pt" style:font-style-complex="italic" style:font-weight-complex="bold"/>
    </style:style>
    <style:style style:name="T1" style:family="text">
      <style:text-properties officeooo:rsid="0001fd24"/>
    </style:style>
    <style:style style:name="T2" style:family="text">
      <style:text-properties officeooo:rsid="0002d65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2d65c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3e908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044ee5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1fd24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06446a" style:font-style-asian="italic" style:font-weight-asian="bold" style:font-style-complex="italic" style:font-weight-complex="bold"/>
    </style:style>
    <style:style style:name="T9" style:family="text">
      <style:text-properties fo:font-style="italic" fo:font-weight="normal" officeooo:rsid="0001fd24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02d65c" fo:background-color="#eeeeee" loext:char-shading-value="0" style:font-style-asian="italic" style:font-weight-asian="normal" style:font-style-complex="italic" style:font-weight-complex="normal"/>
    </style:style>
    <style:style style:name="T11" style:family="text">
      <style:text-properties fo:font-style="italic" officeooo:rsid="0001fd24" style:font-style-asian="italic" style:font-style-complex="itali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1fd24" style:font-weight-asian="bold" style:font-weight-complex="bold"/>
    </style:style>
    <style:style style:name="T15" style:family="text">
      <style:text-properties fo:font-weight="bold" officeooo:rsid="0001fd24" fo:background-color="#ffff00" loext:char-shading-value="0" style:font-weight-asian="bold" style:font-weight-complex="bold"/>
    </style:style>
    <style:style style:name="T16" style:family="text">
      <style:text-properties fo:font-weight="bold" officeooo:rsid="00044ee5" fo:background-color="#ffff00" loext:char-shading-value="0" style:font-weight-asian="bold" style:font-weight-complex="bold"/>
    </style:style>
    <style:style style:name="T17" style:family="text">
      <style:text-properties fo:font-weight="bold" officeooo:rsid="0001fd24" style:font-size-asian="10pt" style:font-weight-asian="bold" style:font-weight-complex="bold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03e908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044ee5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0ba5ce" style:font-style-asian="normal" style:font-weight-asian="normal" style:font-style-complex="normal" style:font-weight-complex="normal"/>
    </style:style>
    <style:style style:name="T22" style:family="text">
      <style:text-properties officeooo:rsid="0003e908"/>
    </style:style>
    <style:style style:name="T23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4" style:family="text">
      <style:text-properties fo:font-size="10pt" fo:font-style="italic" fo:font-weight="bold" officeooo:rsid="0006446a" style:font-size-asian="10pt" style:font-style-asian="italic" style:font-weight-asian="bold" style:font-size-complex="10pt" style:font-style-complex="italic" style:font-weight-complex="bold"/>
    </style:style>
    <style:style style:name="T25" style:family="text">
      <style:text-properties fo:font-size="10pt" fo:font-style="italic" fo:font-weight="bold" officeooo:rsid="0002d65c" style:font-size-asian="10pt" style:font-style-asian="italic" style:font-weight-asian="bold" style:font-size-complex="10pt" style:font-style-complex="italic" style:font-weight-complex="bold"/>
    </style:style>
    <style:style style:name="T26" style:family="text">
      <style:text-properties fo:font-size="10pt" fo:font-style="italic" fo:font-weight="bold" officeooo:rsid="0003e908" style:font-size-asian="10pt" style:font-style-asian="italic" style:font-weight-asian="bold" style:font-size-complex="10pt" style:font-style-complex="italic" style:font-weight-complex="bold"/>
    </style:style>
    <style:style style:name="T27" style:family="text">
      <style:text-properties fo:font-size="10pt" officeooo:rsid="0001fd24" style:font-size-asian="10pt" style:font-size-complex="10pt"/>
    </style:style>
    <style:style style:name="T28" style:family="text">
      <style:text-properties fo:font-size="10pt" fo:font-style="normal" fo:font-weight="normal" officeooo:rsid="0007ee07" style:font-size-asian="8.75pt" style:font-style-asian="normal" style:font-weight-asian="normal" style:font-size-complex="10pt" style:font-style-complex="normal" style:font-weight-complex="normal"/>
    </style:style>
    <style:style style:name="T29" style:family="text">
      <style:text-properties fo:font-size="10pt" fo:font-style="normal" fo:font-weight="normal" officeooo:rsid="0003e908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fo:font-size="10pt" fo:font-style="normal" fo:font-weight="normal" officeooo:rsid="00044ee5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fo:font-size="10pt" fo:font-style="normal" fo:font-weight="bold" officeooo:rsid="0007ee07" style:font-size-asian="8.75pt" style:font-style-asian="normal" style:font-weight-asian="bold" style:font-size-complex="10pt" style:font-style-complex="normal" style:font-weight-complex="bold"/>
    </style:style>
    <style:style style:name="T32" style:family="text">
      <style:text-properties fo:font-size="10pt" fo:font-style="normal" officeooo:rsid="000b8fdb" style:font-size-asian="8.75pt" style:font-style-asian="normal" style:font-size-complex="10pt" style:font-style-complex="normal"/>
    </style:style>
    <style:style style:name="T33" style:family="text">
      <style:text-properties fo:font-size="10pt" fo:font-weight="normal" style:font-size-asian="8.75pt" style:font-weight-asian="normal" style:font-size-complex="10pt" style:font-weight-complex="normal"/>
    </style:style>
    <style:style style:name="T34" style:family="text">
      <style:text-properties fo:font-size="10pt" fo:font-weight="normal" officeooo:rsid="00057c3e" style:font-size-asian="8.75pt" style:font-weight-asian="normal" style:font-size-complex="10pt" style:font-weight-complex="normal"/>
    </style:style>
    <style:style style:name="T35" style:family="text">
      <style:text-properties fo:font-size="10pt" fo:font-weight="normal" officeooo:rsid="0007ee07" style:font-size-asian="8.75pt" style:font-weight-asian="normal" style:font-size-complex="10pt" style:font-weight-complex="normal"/>
    </style:style>
    <style:style style:name="T36" style:family="text">
      <style:text-properties fo:font-size="10pt" fo:font-weight="normal" officeooo:rsid="0009f24f" style:font-size-asian="8.75pt" style:font-weight-asian="normal" style:font-size-complex="10pt" style:font-weight-complex="normal"/>
    </style:style>
    <style:style style:name="T37" style:family="text">
      <style:text-properties fo:font-size="10pt" fo:font-weight="normal" officeooo:rsid="000b5f21" style:font-size-asian="8.75pt" style:font-weight-asian="normal" style:font-size-complex="10pt" style:font-weight-complex="normal"/>
    </style:style>
    <style:style style:name="T38" style:family="text">
      <style:text-properties fo:font-size="10pt" fo:font-weight="normal" officeooo:rsid="000ba5ce" style:font-size-asian="8.75pt" style:font-weight-asian="normal" style:font-size-complex="10pt" style:font-weight-complex="normal"/>
    </style:style>
    <style:style style:name="T39" style:family="text">
      <style:text-properties fo:font-size="10pt" fo:font-weight="normal" officeooo:rsid="000bfe3d" style:font-size-asian="8.75pt" style:font-weight-asian="normal" style:font-size-complex="10pt" style:font-weight-complex="normal"/>
    </style:style>
    <style:style style:name="T40" style:family="text">
      <style:text-properties fo:font-size="10pt" fo:font-weight="normal" style:font-size-asian="10pt" style:font-weight-asian="normal" style:font-size-complex="10pt" style:font-weight-complex="normal"/>
    </style:style>
    <style:style style:name="T41" style:family="text">
      <style:text-properties fo:font-size="10pt" fo:font-weight="normal" officeooo:rsid="0006446a" style:font-size-asian="10pt" style:font-weight-asian="normal" style:font-size-complex="10pt" style:font-weight-complex="normal"/>
    </style:style>
    <style:style style:name="T42" style:family="text">
      <style:text-properties fo:font-size="10pt" fo:font-weight="bold" style:font-size-asian="8.75pt" style:font-weight-asian="bold" style:font-size-complex="10pt" style:font-weight-complex="bold"/>
    </style:style>
    <style:style style:name="T43" style:family="text">
      <style:text-properties fo:font-size="10pt" fo:font-weight="bold" officeooo:rsid="00057c3e" style:font-size-asian="8.75pt" style:font-weight-asian="bold" style:font-size-complex="10pt" style:font-weight-complex="bold"/>
    </style:style>
    <style:style style:name="T44" style:family="text">
      <style:text-properties fo:font-size="10pt" fo:font-weight="bold" officeooo:rsid="0001fd24" style:font-size-asian="10pt" style:font-weight-asian="bold" style:font-size-complex="10pt" style:font-weight-complex="bold"/>
    </style:style>
    <style:style style:name="T45" style:family="text">
      <style:text-properties fo:font-size="10pt" officeooo:rsid="000b8fdb" style:font-size-asian="8.75pt" style:font-size-complex="10pt"/>
    </style:style>
    <style:style style:name="T46" style:family="text">
      <style:text-properties officeooo:rsid="00057c3e"/>
    </style:style>
    <style:style style:name="T47" style:family="text">
      <style:text-properties officeooo:rsid="0006446a"/>
    </style:style>
    <style:style style:name="T48" style:family="text">
      <style:text-properties officeooo:rsid="0009f24f"/>
    </style:style>
    <style:style style:name="T49" style:family="text">
      <style:text-properties officeooo:rsid="000b5f21"/>
    </style:style>
    <style:style style:name="T50" style:family="text">
      <style:text-properties fo:font-size="12pt" fo:font-weight="bold" officeooo:rsid="00057c3e" fo:background-color="#d4ea6b" loext:char-shading-value="0" style:font-size-asian="12pt" style:font-weight-asian="bold" style:font-size-complex="12pt" style:font-weight-complex="bold"/>
    </style:style>
    <style:style style:name="T51" style:family="text">
      <style:text-properties fo:font-size="12pt" fo:font-weight="bold" officeooo:rsid="0007ee07" fo:background-color="#d4ea6b" loext:char-shading-value="0" style:font-size-asian="12pt" style:font-weight-asian="bold" style:font-size-complex="12pt" style:font-weight-complex="bold"/>
    </style:style>
    <style:style style:name="T52" style:family="text">
      <style:text-properties fo:font-size="12pt" officeooo:rsid="00057c3e" fo:background-color="#d4ea6b" loext:char-shading-value="0" style:font-size-asian="12pt" style:font-size-complex="12pt"/>
    </style:style>
    <style:style style:name="T53" style:family="text">
      <style:text-properties fo:font-size="12pt" officeooo:rsid="00086a20" fo:background-color="#d4ea6b" loext:char-shading-value="0" style:font-size-asian="12pt" style:font-size-complex="12pt"/>
    </style:style>
    <style:style style:name="T54" style:family="text">
      <style:text-properties officeooo:rsid="0001fd24" style:font-size-asian="10pt"/>
    </style:style>
    <style:style style:name="T55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56" style:family="text">
      <style:text-properties fo:color="#ff0000" fo:font-style="italic" style:font-style-asian="italic" style:font-style-complex="italic"/>
    </style:style>
    <style:style style:name="T57" style:family="text">
      <style:text-properties officeooo:rsid="000ba5ce"/>
    </style:style>
    <style:style style:name="T58" style:family="text">
      <style:text-properties officeooo:rsid="000bfe3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ROGRAMACION DE SERVICIOS Y PROCESOS</text:p>
      <text:p text:style-name="P12">FRAN ORLANDO</text:p>
      <text:p text:style-name="P12">149FDAM</text:p>
      <text:p text:style-name="P12">2021</text:p>
      <text:p text:style-name="P2">DOCUMENTACION APLICACION “TRIVIAL”<text:line-break/>MODO CLIENTE SERVIDOR</text:p>
      <text:p text:style-name="P1"/>
      <text:p text:style-name="P3">Proyecto desarrollado con IDE Intellij IDEA con <text:span text:style-name="T13">OpenJDK17</text:span></text:p>
      <text:p text:style-name="P3">Se ha utilizado el gestor de <text:span text:style-name="T13">dependencias Maven</text:span>. Consulta archivo pom.xml del proyecto para visualizar las versiones concretas de las dependencias.</text:p>
      <text:p text:style-name="P3"/>
      <text:p text:style-name="P5">Identificaciones de dependencias generales:</text:p>
      <text:p text:style-name="P3"><text:span text:style-name="T13">Apache POI</text:span>→Para la carga de preguntas, respuestas, categoría..etc desde un fichero excel (xlsx)</text:p>
      <text:p text:style-name="P3"><text:span text:style-name="T13">Apache Logging log4j</text:span> → Para logeo de la aplicación</text:p>
      <text:p text:style-name="P3"/>
      <text:p text:style-name="P10"><text:span text:style-name="T22">CLASES Y <text:s/></text:span>ESTRUCTURA DEL PROYECTO</text:p>
      <text:p text:style-name="P3">Dentro del proyecto se definen dos módulos independientes. Cliente y Servidor.</text:p>
      <text:p text:style-name="P4"/>
      <text:p text:style-name="P51">Modulo Servidor.</text:p>
      <text:list xml:id="list1145696719" text:style-name="L1">
        <text:list-item>
          <text:p text:style-name="P29">Package Certs →Repositorio de almacén de certificados para el uso de sockets SSL (Clave 123456)</text:p>
        </text:list-item>
        <text:list-item>
          <text:p text:style-name="P13"><text:span text:style-name="T14">Clase ServerMain</text:span><text:span text:style-name="T1">:</text:span></text:p>
        </text:list-item>
      </text:list>
      <text:list xml:id="list2708163536" text:style-name="L2">
        <text:list-item>
          <text:list>
            <text:list-item>
              <text:p text:style-name="P22">Clase de ejecución para el arranque del servidor y recepción de Jugadores.</text:p>
            </text:list-item>
            <text:list-item>
              <text:p text:style-name="P22">Punto central para especificar el origen de datos de la aplicación</text:p>
            </text:list-item>
          </text:list>
        </text:list-item>
      </text:list>
      <text:list xml:id="list194129994104262" text:continue-list="list1145696719" text:style-name="L1">
        <text:list-item>
          <text:p text:style-name="P19"><text:span text:style-name="T10">Package Game:</text:span><text:span text:style-name="T4"><text:line-break/></text:span><text:span text:style-name="T2">Paquete que contiene toda la lógica y datos del Juego</text:span></text:p>
        </text:list-item>
      </text:list>
      <text:list xml:id="list4205902957" text:style-name="L3">
        <text:list-item>
          <text:list>
            <text:list-item>
              <text:p text:style-name="P14">Cla<text:span text:style-name="T46">s</text:span>e GameThread</text:p>
            </text:list-item>
          </text:list>
        </text:list-item>
      </text:list>
      <text:list xml:id="list4243680885" text:style-name="L4">
        <text:list-item>
          <text:list>
            <text:list-item>
              <text:p text:style-name="P26">Package Game.Controller</text:p>
              <text:list>
                <text:list-item>
                  <text:p text:style-name="P25"><text:span text:style-name="T3">Clase LogController </text:span><text:s/>→Controlador<text:span text:style-name="T22"> de logs de la aplicación (**!)</text:span></text:p>
                </text:list-item>
                <text:list-item>
                  <text:p text:style-name="P20"><text:span text:style-name="T4">Clase QuizController</text:span><text:span text:style-name="T2">→ Controlador para la gestión de consultas al repositorio de preguntas y respuestas</text:span></text:p>
                </text:list-item>
                <text:list-item>
                  <text:p text:style-name="P20"><text:span text:style-name="T4">Clase QuizLoader →</text:span><text:span text:style-name="T5"> </text:span><text:span text:style-name="T19">Controlador para la lectura de datos del fichero excel, genera</text:span><text:span text:style-name="T20">c</text:span><text:span text:style-name="T19">ión de los objetos correspondientes y guardado en el repositorio en </text:span><text:span text:style-name="T21">memoria</text:span><text:span text:style-name="T19"> QuizDataRepo.</text:span></text:p>
                </text:list-item>
              </text:list>
            </text:list-item>
            <text:list-item>
              <text:p text:style-name="P26">Package Game.DataRepo</text:p>
              <text:list>
                <text:list-item>
                  <text:p text:style-name="P15">Clase QuizDataRepo→<text:span text:style-name="T22"> </text:span><text:span text:style-name="T19">Estructura lógica de almacenamiento y organización de los objetos creados con información a través del QuizLoader</text:span></text:p>
                </text:list-item>
                <text:list-item>
                  <text:p text:style-name="P15">Fichero Excel QuizData.xlsx →<text:span text:style-name="T19">Origen de datos . Preguntas, respuestas, niveles y categorías se almacenan dentro de diferentes hojas del fichero excel (formato xlsx)</text:span></text:p>
                </text:list-item>
              </text:list>
            </text:list-item>
            <text:list-item>
              <text:p text:style-name="P26">Package Game.Model</text:p>
              <text:list>
                <text:list-item>
                  <text:p text:style-name="P15">Clase Jugador →<text:span text:style-name="T22"> </text:span><text:span text:style-name="T19">Clase de almacenamiento de los datos del jugador. El propio jugador contiene integrada en la clase los patrones regex para la validación de sus campos.</text:span></text:p>
                </text:list-item>
                <text:list-item>
                  <text:p text:style-name="P15">Clase Partida<text:span text:style-name="T18"> →</text:span><text:span text:style-name="T19"> Clase para gestión , control y almacenamiento de una sesión de juego. Contiene preguntas marcadores, info del jugador...etc</text:span></text:p>
                </text:list-item>
                <text:list-item>
                  <text:p text:style-name="P16">Clase Preguntas → <text:span text:style-name="T18">Clase lógica de almacenamiento de las preguntas del juego. Contiene integrado en ella las opciones, respuesta valida e in</text:span><text:span text:style-name="T21">t</text:span><text:span text:style-name="T18">eligencia de gestión propia</text:span></text:p>
                </text:list-item>
                <text:list-item>
                  <text:p text:style-name="P16">Clase Respuesta → <text:span text:style-name="T18">Clase lógica de almacenamiento de las respuestas a las preguntas. </text:span><text:span text:style-name="T21">Principalmente</text:span><text:span text:style-name="T18"> se utiliza de forma secundaría a través de la clase pregunta.</text:span></text:p>
                </text:list-item>
              </text:list>
            </text:list-item>
          </text:list>
        </text:list-item>
      </text:list>
      <text:p text:style-name="P4"><text:line-break/></text:p>
      <text:p text:style-name="P11"><text:span text:style-name="T15">Modulo C</text:span><text:span text:style-name="T16">liente</text:span><text:span text:style-name="T15">.</text:span></text:p>
      <text:list xml:id="list194131811883502" text:continue-list="list194129994104262" text:style-name="L1">
        <text:list-item text:start-value="1">
          <text:p text:style-name="P29"><text:span text:style-name="T1">Package Certs →Repositorio de almacén de certificados para el uso de sockets SSL (Clave 123456)</text:span></text:p>
        </text:list-item>
        <text:list-item>
          <text:p text:style-name="P19"><text:span text:style-name="T7">Clase C</text:span><text:span text:style-name="T6">lienteMain</text:span><text:span text:style-name="T9">:</text:span></text:p>
        </text:list-item>
      </text:list>
      <text:list xml:id="list3384424022" text:style-name="L5">
        <text:list-item>
          <text:list>
            <text:list-item>
              <text:p text:style-name="P23">Clase de ejecución para el arranque del cliente y registro de Jugadores.</text:p>
            </text:list-item>
          </text:list>
        </text:list-item>
      </text:list>
      <text:list xml:id="list194130903196715" text:continue-list="list194131811883502" text:style-name="L1">
        <text:list-item>
          <text:p text:style-name="P19"><text:span text:style-name="T10">Package Game:</text:span><text:span text:style-name="T4"><text:line-break/></text:span><text:span text:style-name="T2">Paquete que contiene toda la lógica y datos del Cliente</text:span></text:p>
        </text:list-item>
      </text:list>
      <text:list xml:id="list2670806066" text:style-name="L6">
        <text:list-item>
          <text:list>
            <text:list-item>
              <text:p text:style-name="P27">Package Game.Controller</text:p>
              <text:list>
                <text:list-item>
                  <text:p text:style-name="P21"><text:span text:style-name="T4">Clase C</text:span><text:span text:style-name="T6">lienteController</text:span><text:span text:style-name="T4"> </text:span><text:span text:style-name="T2"><text:s/>→Controlador repositorio de procedimientos concretos de captura y/o control de datos</text:span><text:span text:style-name="T19">.</text:span></text:p>
                  <text:p text:style-name="P28"/>
                </text:list-item>
              </text:list>
            </text:list-item>
            <text:list-item>
              <text:p text:style-name="P27">Package Game.Model</text:p>
              <text:list>
                <text:list-item>
                  <text:p text:style-name="P42"><text:span text:style-name="T25">Clase Jugador →</text:span><text:span text:style-name="T26"> </text:span><text:span text:style-name="T29">Clase de almacenamiento de los datos del jugador </text:span><text:span text:style-name="T30">que se registra en el inicio del Juego. La clase debe corresponder en ruta y version(UID) con la almacenada en el servidor.</text:span><text:span text:style-name="T29"> <text:line-break/></text:span><text:span text:style-name="T30">Las características son iguales a la clase Jugador descrita en el Modulo Servidor.</text:span></text:p>
                </text:list-item>
              </text:list>
            </text:list-item>
          </text:list>
        </text:list-item>
      </text:list>
      <text:p text:style-name="P55"><text:span text:style-name="T50">F</text:span><text:span text:style-name="T51">UNCIONAMIENTO GENERAL, COSAS QUE HACE Y COSAS QUE NO</text:span></text:p>
      <text:p text:style-name="P9"/>
      <text:p text:style-name="P6">El servidor (arrancado) soporta <text:span text:style-name="T48">múltiples</text:span> conexiones concurrentes de <text:span text:style-name="T48">diferentes</text:span> jugadores <text:span text:style-name="T48">y el funcionamiento en diferentes equipos simplemente realizando dos modificaciones.</text:span></text:p>
      <text:p text:style-name="P7"/>
      <text:p text:style-name="P32">Las comunicaciones entre cliente-servidor:</text:p>
      <text:list xml:id="list3595811219" text:style-name="L16">
        <text:list-item>
          <text:p text:style-name="P43"><text:span text:style-name="T38">Se utilizan socket</text:span><text:span text:style-name="T39">s</text:span><text:span text:style-name="T38"> seguros mediante el uso de certificados SSL.</text:span></text:p>
        </text:list-item>
        <text:list-item>
          <text:p text:style-name="P43"><text:span text:style-name="T38">Comienzan utilizando encriptación asimétrica, posteriormente pasamos a cifrado simétrico para solventar las restricciones de tamaño en el envío de objetos.</text:span></text:p>
        </text:list-item>
        <text:list-item>
          <text:p text:style-name="P43"><text:span text:style-name="T36">Se utiliza la firma digital (a modo testimonial) para el envío de un mensaje con instrucciones </text:span><text:span text:style-name="T37">y se v</text:span><text:span text:style-name="T36">erifica la validez o no de la firma m</text:span><text:span text:style-name="T37">ostrando</text:span><text:span text:style-name="T36"> mensaje en pantalla.</text:span></text:p>
        </text:list-item>
      </text:list>
      <text:p text:style-name="P7"/>
      <text:p text:style-name="P7">La lectura de datos de la aplicación esta valida mediante patrones REGEX y no se permite la introducción de ningún valor <text:span text:style-name="T49">erróneo</text:span> <text:span text:style-name="T49">o incoherente.</text:span></text:p>
      <text:p text:style-name="P7"/>
      <text:p text:style-name="P8">Tanto el cliente como el servidor comunican y consultan sus estados recíprocamente en cada paso de la aplicación para permitir al cliente salir del juego en todo momento (Escribiendo *fin*) o al servidor informar de que el juego ha finalizado. En ambos casos la aplicación terminará de manera correcta y ordenada.</text:p>
      <text:p text:style-name="P8"/>
      <text:p text:style-name="P39">***** <text:s/>Lista pendientes a solucionar y ** <text:span text:style-name="T56">//TODO</text:span>** <text:s/>******</text:p>
      <text:p text:style-name="P8">NO LOGEAMOS (Problema de dependencias non resuelto)</text:p>
      <text:p text:style-name="P36">NO hay una eleccion de niveles ni categorias. Se realiza manualmente.</text:p>
      <text:list xml:id="list873797428" text:style-name="L14">
        <text:list-item>
          <text:p text:style-name="P18">De cara a la prueba de la aplicación se puede camiar los parametros a nivel 1 y categoría 0 (57 preguntas)</text:p>
        </text:list-item>
        <text:list-item>
          <text:p text:style-name="P38">Lineas 99 y 100 de la clase GameThread</text:p>
        </text:list-item>
      </text:list>
      <text:p text:style-name="P36">NO se cambia el orden de las respuestas en cada pregunta. (la primera opción casi siempre es la acertada)</text:p>
      <text:p text:style-name="P36">No se han verificado ni adaptado las preguntas que han sido recogidas y adaptadas de otro proyecto de Github</text:p>
      <text:list xml:id="list3916489220" text:style-name="L15">
        <text:list-item>
          <text:p text:style-name="P48"><text:a xlink:type="simple" xlink:href="https://github.com/misabnll/Trivia-mec/blob/master/todocont_triviamec.sql" text:style-name="Internet_20_link" text:visited-style-name="Visited_20_Internet_20_Link"><text:span text:style-name="T45">https://github.com/misabnll/Trivia-mec/blob/master/todocont_triviamec.sql</text:span></text:a></text:p>
        </text:list-item>
      </text:list>
      <text:p text:style-name="P49"><text:span text:style-name="T32"/></text:p>
      <text:p text:style-name="P49"><text:span text:style-name="T32"/></text:p>
      <text:p text:style-name="P50"><text:span text:style-name="T52">MANUAL OPERACIÓN Y </text:span><text:span text:style-name="T53">ORDEN DE </text:span><text:span text:style-name="T52">ARRANQUE</text:span></text:p>
      <text:p text:style-name="P37"/>
      <text:p text:style-name="P52">Proyecto almacenado en repositorio github</text:p>
      <text:list xml:id="list3202100958" text:style-name="L7">
        <text:list-item>
          <text:p text:style-name="P30">Nombre Repo: Makorli/Proyecto_PSP_JuegoPreguntas</text:p>
        </text:list-item>
        <text:list-item>
          <text:p text:style-name="P44"><text:span text:style-name="T40">URL: </text:span><text:span text:style-name="T23">https://github.com/Makorli/Proyecto_PSP_JuegoPreguntas.git</text:span></text:p>
        </text:list-item>
      </text:list>
      <text:p text:style-name="P52">Descargar / clonar …. <text:s/>obtener proyecto del repositorio y abrir con el IDE.</text:p>
      <text:p text:style-name="P52">Aceptar la descarga de dependencias y marcar el proyecto como confiable.</text:p>
      <text:p text:style-name="P54"><text:span text:style-name="T41">Verificar la versión SDK del proyecto en el IDE → </text:span><text:span text:style-name="T24">Version 17 openJdk</text:span></text:p>
      <text:p text:style-name="P31"/>
      <text:p text:style-name="P17">ARRANQUE APLICACION SERVIDOR:</text:p>
      <text:p text:style-name="P17"/>
      <text:p text:style-name="P53"><text:tab/>Ejecutar la <text:span text:style-name="T3">clase ServerMain</text:span>. Dentro de la clase se puede cambiar el puerto del servidor y el origen de datos del fichero excel con el contenido de los datos.</text:p>
      <text:p text:style-name="P53"/>
      <text:p text:style-name="P54"><text:span text:style-name="T34">Las modificaciones </text:span><text:span text:style-name="T35">posibles </text:span><text:span text:style-name="T34">se hacen a través de las variables:</text:span></text:p>
      <text:list xml:id="list2974517889" text:style-name="L11">
        <text:list-item>
          <text:p text:style-name="P45"><text:span text:style-name="T34">public final static String </text:span><text:span text:style-name="T43">ficheroDatosQuiz= "Servidor/src/Game/DataRepo/QuizData.xlsx</text:span><text:span text:style-name="T34">";</text:span></text:p>
        </text:list-item>
        <text:list-item>
          <text:p text:style-name="P45"><text:span text:style-name="T34">public final static int </text:span><text:span text:style-name="T43">PORT=5000</text:span><text:span text:style-name="T34">;</text:span></text:p>
        </text:list-item>
      </text:list>
      <text:p text:style-name="P47"><text:span text:style-name="T34">S</text:span><text:span text:style-name="T33">i se desea cambiar el tipo de encriptación utilizada por el cliente se debe acudir a la clase GameThread modificando las variables.</text:span></text:p>
      <text:list xml:id="list3590721792" text:style-name="L12">
        <text:list-item>
          <text:p text:style-name="P46"><text:span text:style-name="T33">final static String </text:span><text:span text:style-name="T42">ASIMCYPHERTYPE = "RSA"</text:span><text:span text:style-name="T33">;</text:span></text:p>
        </text:list-item>
        <text:list-item>
          <text:p text:style-name="P46"><text:span text:style-name="T33">final static String </text:span><text:span text:style-name="T42">SIMCYPHERTYPE = "DES"</text:span><text:span text:style-name="T33">;</text:span></text:p>
        </text:list-item>
        <text:list-item>
          <text:p text:style-name="P40"><text:span text:style-name="T28">final static String </text:span><text:span text:style-name="T31">SIGNATURETYPE = "SHA1WITHRSA"</text:span><text:span text:style-name="T28">;</text:span></text:p>
        </text:list-item>
      </text:list>
      <text:p text:style-name="P35"/>
      <text:p text:style-name="P17">ARRANQUE APL<text:span text:style-name="T47">I</text:span>CACIÓN CLIENTE:</text:p>
      <text:p text:style-name="P56"/>
      <text:p text:style-name="P24"><text:tab/><text:span text:style-name="T47">Ejecutar la </text:span><text:span text:style-name="T8">clase ClienteMain</text:span><text:span text:style-name="T47">. Las modificaciones posibles tanto de comunicación como el tipo de cifrado utilizado se hacen a través de las siguientes variables declaradas al inicio de la clase.</text:span></text:p>
      <text:list xml:id="list3932455420" text:style-name="L13">
        <text:list-item>
          <text:p text:style-name="P41"><text:span text:style-name="T27">private final static String </text:span><text:span text:style-name="T44">myServer = "127.0.0.1"</text:span><text:span text:style-name="T27">;</text:span></text:p>
        </text:list-item>
        <text:list-item>
          <text:p text:style-name="P41"><text:span text:style-name="T27">private final static int </text:span><text:span text:style-name="T44">PORT = 5000</text:span><text:span text:style-name="T27">;</text:span></text:p>
        </text:list-item>
        <text:list-item>
          <text:p text:style-name="P41"><text:span text:style-name="T27">private final static String </text:span><text:span text:style-name="T44">ASIMCYPHERTYPE = "RSA"</text:span><text:span text:style-name="T27">;</text:span></text:p>
        </text:list-item>
        <text:list-item>
          <text:p text:style-name="P41"><text:span text:style-name="T27">private final static String </text:span><text:span text:style-name="T44">SIMCYPHERTYPE = "DES"</text:span><text:span text:style-name="T27">;</text:span></text:p>
        </text:list-item>
        <text:list-item>
          <text:p text:style-name="P34"><text:span text:style-name="T54">private final static String </text:span><text:span text:style-name="T17">SIGNATURETYPE = "SHA1WITHRSA"</text:span><text:span text:style-name="T54">;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JetBrains Mono" svg:font-family="'JetBrains Mono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12-07T17:40:21.241397444</meta:creation-date>
    <dc:date>2021-12-13T19:41:29.612438275</dc:date>
    <meta:editing-duration>PT22M35S</meta:editing-duration>
    <meta:editing-cycles>3</meta:editing-cycles>
    <meta:generator>LibreOffice/6.3.1.2$MacOSX_X86_64 LibreOffice_project/b79626edf0065ac373bd1df5c28bd630b4424273</meta:generator>
    <meta:document-statistic meta:table-count="0" meta:image-count="0" meta:object-count="0" meta:page-count="2" meta:paragraph-count="81" meta:word-count="964" meta:character-count="6274" meta:non-whitespace-character-count="5424"/>
  </office:meta>
</office:document-meta>
</file>